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style:font-name="Liberation Serif" fo:font-weight="bold" officeooo:rsid="001c07b1" officeooo:paragraph-rsid="001c07b1" fo:background-color="#ffffff" style:font-weight-asian="bold" style:font-weight-complex="bold"/>
    </style:style>
    <style:style style:name="P2" style:family="paragraph" style:parent-style-name="Standard">
      <style:paragraph-properties fo:line-height="200%"/>
      <style:text-properties style:font-name="Liberation Serif" fo:font-weight="bold" officeooo:rsid="001d3b26" officeooo:paragraph-rsid="001d3b26" fo:background-color="#ffffff" style:font-weight-asian="bold" style:font-weight-complex="bold"/>
    </style:style>
    <style:style style:name="P3" style:family="paragraph" style:parent-style-name="Standard">
      <style:paragraph-properties fo:line-height="200%" fo:text-align="justify" style:justify-single-word="false"/>
      <style:text-properties style:font-name="Liberation Serif" fo:font-weight="bold" officeooo:rsid="001d3b26" officeooo:paragraph-rsid="001d3b26" fo:background-color="#ffffff" style:font-weight-asian="bold" style:font-weight-complex="bold"/>
    </style:style>
    <style:style style:name="P4" style:family="paragraph" style:parent-style-name="Standard">
      <style:paragraph-properties fo:line-height="200%" fo:text-align="justify" style:justify-single-word="false"/>
      <style:text-properties style:font-name="Liberation Serif" fo:font-weight="bold" officeooo:rsid="0025f6d3" officeooo:paragraph-rsid="0025f6d3" fo:background-color="#ffffff" style:font-weight-asian="bold" style:font-weight-complex="bold"/>
    </style:style>
    <style:style style:name="P5" style:family="paragraph" style:parent-style-name="Standard">
      <style:paragraph-properties fo:line-height="200%" fo:text-align="justify" style:justify-single-word="false"/>
      <style:text-properties style:font-name="Liberation Serif" fo:font-weight="normal" officeooo:rsid="001d3b26" officeooo:paragraph-rsid="001d3b26" fo:background-color="#ffffff" style:font-weight-asian="normal" style:font-weight-complex="normal"/>
    </style:style>
    <style:style style:name="P6" style:family="paragraph" style:parent-style-name="Standard">
      <style:paragraph-properties fo:line-height="200%" fo:text-align="justify" style:justify-single-word="false"/>
      <style:text-properties style:font-name="Liberation Serif" fo:font-weight="normal" officeooo:rsid="001d3b26" officeooo:paragraph-rsid="0025f6d3" fo:background-color="#ffffff" style:font-weight-asian="normal" style:font-weight-complex="normal"/>
    </style:style>
    <style:style style:name="P7" style:family="paragraph" style:parent-style-name="Header">
      <style:text-properties fo:background-color="transparent"/>
    </style:style>
    <style:style style:name="T1" style:family="text">
      <style:text-properties fo:font-weight="bold" officeooo:rsid="0025f6d3" style:font-weight-asian="bold" style:font-weight-complex="bold"/>
    </style:style>
    <style:style style:name="T2" style:family="text">
      <style:text-properties officeooo:rsid="001ddbab"/>
    </style:style>
    <style:style style:name="T3" style:family="text">
      <style:text-properties officeooo:rsid="001e067d"/>
    </style:style>
    <style:style style:name="T4" style:family="text">
      <style:text-properties officeooo:rsid="0025f6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ibration of the Holographic Working Memory Toolkit using the Delayed Saccade Task</text:p>
      <text:p text:style-name="P2">Grayson M. Dubois</text:p>
      <text:p text:style-name="P3"><text:tab/>Background</text:p>
      <text:p text:style-name="P5"><text:s/><text:tab/>I have written a software engine in C++ - the HRR Engine – which manages the representation and manipulation of concepts using HRRs. The HRRs allow this engine to automate the DE/SE conversion in the WMtk, <text:span text:style-name="T2">thus vastly reducing the amount of preparation work the users were required to do to represent concepts used in learning tasks written using the toolkit. I have also rewritten the Working Memory toolkit from the ground up to utilize the HRR Engine. The final part of this project is in <text:s/>calibrating the new Holographic Working Memory toolkit (HWMtk) to ensure that it correctly performs learning tasks and can thus be published for use by future researchers.</text:span></text:p>
      <text:p text:style-name="P5"><text:tab/><text:span text:style-name="T3">The task we have chosen to use to test the HWMtk is the Delayed Saccade task (DST). We chose this task for several reasons. The Delayed Saccade task is a good example of how working memory is used in learning tasks. It is also the main task that Phillips uses in his research papers and demonstrations concerning the original Working Memory toolkit. Since we already have the source code for the DST, all that is necessary is to remove the old functions dealing with encoding representations and replace them with the much simpler string-type interface utilized by the HWMtk. Finally, since we already have the original WMtk with the DST, we will be able to directly compare the performance between the original and augmented toolkits.</text:span></text:p>
      <text:p text:style-name="P5"><text:tab/><text:span text:style-name="T1">Description of DST</text:span></text:p>
      <text:p text:style-name="P6"><text:span text:style-name="T4"><text:tab/>4</text:span><text:span text:style-name="T1"> Phases of Work:</text:span></text:p>
      <text:p text:style-name="P6"><text:span text:style-name="T1"><text:tab/><text:tab/>1) Altering the DST source code</text:span></text:p>
      <text:p text:style-name="P6"><text:span text:style-name="T1"><text:tab/><text:tab/>2) Testing/Gathering Data</text:span></text:p>
      <text:p text:style-name="P6"><text:span text:style-name="T1"><text:tab/><text:tab/>3) Calibrating HWMtk, Continued Testing</text:span></text:p>
      <text:p text:style-name="P6"><text:span text:style-name="T1"><text:tab/><text:tab/>4) Publication of HWMtk, research paper</text:span></text:p>
      <text:p text:style-name="P4"><text:soft-page-break/><text:tab/>Personal Growth Sta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0T17:28:00.729776579</meta:creation-date>
    <dc:date>2016-08-20T19:14:56.219009408</dc:date>
    <meta:editing-duration>PT1H4M29S</meta:editing-duration>
    <meta:editing-cycles>8</meta:editing-cycles>
    <meta:generator>LibreOffice/5.1.4.2$Linux_X86_64 LibreOffice_project/10m0$Build-2</meta:generator>
    <meta:document-statistic meta:table-count="0" meta:image-count="0" meta:object-count="0" meta:page-count="2" meta:paragraph-count="13" meta:word-count="283" meta:character-count="1720" meta:non-whitespace-character-count="1433"/>
  </office:meta>
</office:document-meta>
</file>